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Droid Sans Fallback1" svg:font-family="'Droid Sans Fallback'"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size="10pt" style:font-size-asian="10pt" style:font-size-complex="10pt"/>
    </style:style>
    <style:style style:name="P2" style:family="paragraph" style:parent-style-name="Preformatted_20_Text">
      <style:text-properties fo:font-size="10pt" fo:font-weight="normal" style:font-size-asian="10pt" style:font-weight-asian="normal" style:font-size-complex="10pt" style:font-weight-complex="normal"/>
    </style:style>
    <style:style style:name="P3" style:family="paragraph" style:parent-style-name="Preformatted_20_Text">
      <style:text-properties fo:font-size="10pt" fo:font-weight="bold" style:font-size-asian="10pt" style:font-weight-asian="bold" style:font-size-complex="10pt" style:font-weight-complex="bold"/>
    </style:style>
    <style:style style:name="P4" style:family="paragraph" style:parent-style-name="Standard">
      <style:text-properties fo:font-size="10pt" fo:language="en" fo:country="none" style:font-size-asian="10pt" style:font-size-complex="10pt"/>
    </style:style>
    <style:style style:name="P5" style:family="paragraph" style:parent-style-name="Standard">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language="en" fo:country="none"/>
    </style:style>
    <style:style style:name="T3" style:family="text">
      <style:text-properties fo:language="en" fo:country="none" fo:font-weight="bold"/>
    </style:style>
    <style:style style:name="T4" style:family="text">
      <style:text-properties fo:language="en" fo:country="none" fo:font-weight="bold" style:font-weight-asian="bold" style:font-weight-complex="bold"/>
    </style:style>
    <style:style style:name="T5" style:family="text">
      <style:text-properties fo:language="en" fo:country="none"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language="en" fo:country="none" style:font-size-asian="10pt" style:font-size-complex="10pt"/>
    </style:style>
    <style:style style:name="T9" style:family="text">
      <style:text-properties fo:font-size="10pt" fo:language="en" fo:country="none" fo:font-weight="bold" style:font-size-asian="10pt" style:font-weight-asian="bold" style:font-size-complex="10pt" style:font-weight-complex="bold"/>
    </style:style>
    <style:style style:name="T10" style:family="text">
      <style:text-properties fo:font-size="10pt" fo:language="en" fo:country="none" fo:font-weight="normal" style:font-size-asian="10pt" style:font-weight-asian="normal" style:font-size-complex="10pt"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System GS is an information system developed by the company Middl<text:span text:style-name="T6">eware Factory.</text:span></text:p>
      <text:p text:style-name="P2">It is described as an innovative engine ,persistent,transactional,concurrential and highly customizable . </text:p>
      <text:p text:style-name="P1">GS is easy to adjust and ensure a significant data management through its several powerful functionalities.</text:p>
      <text:p text:style-name="P1">Implemented in java,GS adopts an all object logic. </text:p>
      <text:p text:style-name="P1">It is part of the ecosystem of NOSQL databases and has no dependency on any relational database.</text:p>
      <text:p text:style-name="P1"/>
      <text:p text:style-name="P3">Persistent</text:p>
      <text:p text:style-name="P1"/>
      <text:p text:style-name="P1">Generic System runs in memory and has its own persistence mechanism. At startup, the Generic System engine recovers the most recent archived image <text:s/>(in a directory provided for this purpose) and builds the information system. Periodically, GS creates system images which are restore points.When the engine stops, it archives the last system image accuretely at shutdown time.</text:p>
      <text:p text:style-name="P1"/>
      <text:p text:style-name="P3">Transactional</text:p>
      <text:p text:style-name="P1"/>
      <text:p text:style-name="P1">GS is a transactional information system. A GS transaction can be compared to a relational database transaction. In fact , all the writes operations are executed through a transaction, which ensures that they all run at the same time t. The internal design of Generic System guarantees that any reading of an object or set of objects, made ​​at time t, is reproducible. Therefore,this provision ensures the transaction isolation within the meaning of dirty reads, non- reproducible reads and phantom reads. To improve the system availability ,GS generally gives priority to read operations rather than to write operations.</text:p>
      <text:p text:style-name="P1"/>
      <text:p text:style-name="P4"><text:span text:style-name="T1">Concurrential</text:span></text:p>
      <text:p text:style-name="P5"><text:span text:style-name="T5"><text:line-break/>GS allows people to work s</text:span><text:span text:style-name="T6">imultaneously.To meet users needs,GS </text:span><text:span text:style-name="T2">offers <text:s/>a complete transactions isolation and consistent requested data</text:span><text:span text:style-name="T5"> through the use of a</text:span><text:span text:style-name="T2">lgorithms inspired by MVCC.<text:line-break/></text:span><text:span text:style-name="T5">We will return later on the details of the <text:s/>internal concurency control mechanism.</text:span></text:p>
      <text:p text:style-name="P1"/>
      <text:p text:style-name="Standard"><text:span text:style-name="T9">Customizable and Agile</text:span><text:span text:style-name="T8"><text:line-break/><text:line-break/>GS is highly customizable because it offers the possibility to change the information and the information structure in the same way ( in a transactional and c</text:span><text:span text:style-name="T10">oncurrential</text:span><text:span text:style-name="T8"> <text:s/>way ) . Thus , unlike relational databases , GS can change the information struc</text:span><text:span text:style-name="T10">ture </text:span><text:span text:style-name="T7">at the same time as the modification occurs</text:span><text:span text:style-name="T10"> </text:span><text:span text:style-name="T8">.<text:line-break/>A major defect of relational databases is that the database structure is not addressed in the same way as the data itself . This choice can be reasonably considered comfortable , from the point of view of the development complexity and the security in the broad sense .<text:line-break/>Unfortunately, it inevitably degrades the flexibility and scalability of applications by fixing the data structure on which they are based. This choice is simply in direct contradiction with what is advocated by modern applica<text:tab/>tions development methodologies where you need to evolve the specifications </text:span><text:span text:style-name="T10">during the project</text:span><text:span text:style-name="T8">. The evolving needs is generally not limited to behavioral changes but also regularly adjust the data representation and that during the entire development.<text:line-break/>Generic System chooses to adress the information structure as any other informations ,so competitive and transactional .</text:span></text:p>
      <text:p text:style-name="P1"/>
      <text:p text:style-name="P1"/>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Droid Sans Fallback1" svg:font-family="'Droid Sans Fallback'"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Droid Sans Fallback1"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22T10:58:48</dc:date>
    <meta:generator>LibreOffice/3.5$Linux_X86_64 LibreOffice_project/350m1$Build-2</meta:generator>
    <meta:editing-duration>PT16H49M8S</meta:editing-duration>
    <meta:editing-cycles>14</meta:editing-cycles>
    <meta:document-statistic meta:table-count="0" meta:image-count="0" meta:object-count="0" meta:page-count="1" meta:paragraph-count="12" meta:word-count="452" meta:character-count="2942" meta:non-whitespace-character-count="2492"/>
  </office:meta>
</office:document-meta>
</file>